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5.696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" table:number-columns-repeated="2" table:default-cell-style-name="ce2"/>
        <table:table-column table:style-name="co11" table:number-columns-repeated="2" table:default-cell-style-name="ce2"/>
        <table:table-column table:style-name="co1" table:number-columns-repeated="43" table:default-cell-style-name="ce2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Armour</text:p>
          </table:table-cell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onductor_material</text:p>
          </table:table-cell>
          <table:table-cell office:value-type="string" calcext:value-type="string">
            <text:p>insulation_material</text:p>
          </table:table-cell>
          <table:table-cell office:value-type="string" calcext:value-type="string">
            <text:p>conductor_cross_section</text:p>
          </table:table-cell>
          <table:table-cell office:value-type="string" calcext:value-type="string">
            <text:p>neutral_xsec</text:p>
          </table:table-cell>
          <table:table-cell office:value-type="string" calcext:value-type="string">
            <text:p>type_of_cable</text:p>
          </table:table-cell>
          <table:table-cell office:value-type="string" calcext:value-type="string">
            <text:p>x_ohm_per_km</text:p>
          </table:table-cell>
          <table:table-cell office:value-type="string" calcext:value-type="string">
            <text:p>c_nf_per_km</text:p>
          </table:table-cell>
          <table:table-cell office:value-type="string" calcext:value-type="string">
            <text:p>armour_material</text:p>
          </table:table-cell>
          <table:table-cell office:value-type="string" calcext:value-type="string">
            <text:p>armour_cross_section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table:formula="of:=&quot;2x&quot;&amp;[.A2]&amp;&quot; PVC insulated copper condutor, single core cable in conduit&quot;" office:value-type="string" office:string-value="2x1.5 PVC insulated copper condutor, single core cable in conduit" calcext:value-type="string">
            <text:p>2x1.5 PVC insulated copper condutor, single core cable in conduit</text:p>
          </table:table-cell>
          <table:table-cell table:formula="of:=&quot;2x&quot;&amp;[.A2]&amp;&quot; Y&quot;" office:value-type="string" office:string-value="2x1.5 Y" calcext:value-type="string">
            <text:p>2x1.5 Y</text:p>
          </table:table-cell>
          <table:table-cell table:number-columns-repeated="5"/>
          <table:table-cell office:value-type="string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1.5" calcext:value-type="float">
            <text:p>1.5</text:p>
          </table:table-cell>
          <table:table-cell table:formula="of:=ROUND([.B2]/[.A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2.5" calcext:value-type="float">
            <text:p>2.5</text:p>
          </table:table-cell>
          <table:table-cell table:formula="of:=&quot;2x&quot;&amp;[.A3]&amp;&quot; PVC insulated copper condutor, single core cable in conduit&quot;" office:value-type="string" office:string-value="2x2.5 PVC insulated copper condutor, single core cable in conduit" calcext:value-type="string">
            <text:p>2x2.5 PVC insulated copper condutor, single core cable in conduit</text:p>
          </table:table-cell>
          <table:table-cell table:formula="of:=&quot;2x&quot;&amp;[.A3]&amp;&quot; Y&quot;" office:value-type="string" office:string-value="2x2.5 Y" calcext:value-type="string">
            <text:p>2x2.5 Y</text:p>
          </table:table-cell>
          <table:table-cell table:number-columns-repeated="5"/>
          <table:table-cell office:value-type="string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2.5" calcext:value-type="float">
            <text:p>2.5</text:p>
          </table:table-cell>
          <table:table-cell table:formula="of:=ROUND([.B3]/[.A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&quot;2x&quot;&amp;[.A4]&amp;&quot; PVC insulated copper condutor, single core cable in conduit&quot;" office:value-type="string" office:string-value="2x4 PVC insulated copper condutor, single core cable in conduit" calcext:value-type="string">
            <text:p>2x4 PVC insulated copper condutor, single core cable in conduit</text:p>
          </table:table-cell>
          <table:table-cell table:formula="of:=&quot;2x&quot;&amp;[.A4]&amp;&quot; Y&quot;" office:value-type="string" office:string-value="2x4 Y" calcext:value-type="string">
            <text:p>2x4 Y</text:p>
          </table:table-cell>
          <table:table-cell table:number-columns-repeated="5"/>
          <table:table-cell office:value-type="string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4" calcext:value-type="float">
            <text:p>4</text:p>
          </table:table-cell>
          <table:table-cell table:formula="of:=ROUND([.B4]/[.A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&quot;2x&quot;&amp;[.A5]&amp;&quot; PVC insulated copper condutor, single core cable in conduit&quot;" office:value-type="string" office:string-value="2x6 PVC insulated copper condutor, single core cable in conduit" calcext:value-type="string">
            <text:p>2x6 PVC insulated copper condutor, single core cable in conduit</text:p>
          </table:table-cell>
          <table:table-cell table:formula="of:=&quot;2x&quot;&amp;[.A5]&amp;&quot; Y&quot;" office:value-type="string" office:string-value="2x6 Y" calcext:value-type="string">
            <text:p>2x6 Y</text:p>
          </table:table-cell>
          <table:table-cell table:number-columns-repeated="5"/>
          <table:table-cell office:value-type="string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6" calcext:value-type="float">
            <text:p>6</text:p>
          </table:table-cell>
          <table:table-cell table:formula="of:=ROUND([.B5]/[.A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&quot;2x&quot;&amp;[.A6]&amp;&quot; PVC insulated copper condutor, single core cable in conduit&quot;" office:value-type="string" office:string-value="2x10 PVC insulated copper condutor, single core cable in conduit" calcext:value-type="string">
            <text:p>2x10 PVC insulated copper condutor, single core cable in conduit</text:p>
          </table:table-cell>
          <table:table-cell table:formula="of:=&quot;2x&quot;&amp;[.A6]&amp;&quot; Y&quot;" office:value-type="string" office:string-value="2x10 Y" calcext:value-type="string">
            <text:p>2x10 Y</text:p>
          </table:table-cell>
          <table:table-cell table:number-columns-repeated="5"/>
          <table:table-cell office:value-type="string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10" calcext:value-type="float">
            <text:p>10</text:p>
          </table:table-cell>
          <table:table-cell table:formula="of:=ROUND([.B6]/[.A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&quot;2x&quot;&amp;[.A7]&amp;&quot; PVC insulated copper condutor, single core cable in conduit&quot;" office:value-type="string" office:string-value="2x16 PVC insulated copper condutor, single core cable in conduit" calcext:value-type="string">
            <text:p>2x16 PVC insulated copper condutor, single core cable in conduit</text:p>
          </table:table-cell>
          <table:table-cell table:formula="of:=&quot;2x&quot;&amp;[.A7]&amp;&quot; Y&quot;" office:value-type="string" office:string-value="2x16 Y" calcext:value-type="string">
            <text:p>2x16 Y</text:p>
          </table:table-cell>
          <table:table-cell table:number-columns-repeated="5"/>
          <table:table-cell office:value-type="string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16" calcext:value-type="float">
            <text:p>16</text:p>
          </table:table-cell>
          <table:table-cell table:formula="of:=ROUND([.B7]/[.A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&quot;2x&quot;&amp;[.A8]&amp;&quot; PVC insulated copper condutor, single core cable in conduit&quot;" office:value-type="string" office:string-value="2x25 PVC insulated copper condutor, single core cable in conduit" calcext:value-type="string">
            <text:p>2x25 PVC insulated copper condutor, single core cable in conduit</text:p>
          </table:table-cell>
          <table:table-cell table:formula="of:=&quot;2x&quot;&amp;[.A8]&amp;&quot; Y&quot;" office:value-type="string" office:string-value="2x25 Y" calcext:value-type="string">
            <text:p>2x25 Y</text:p>
          </table:table-cell>
          <table:table-cell table:number-columns-repeated="5"/>
          <table:table-cell office:value-type="string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25" calcext:value-type="float">
            <text:p>25</text:p>
          </table:table-cell>
          <table:table-cell table:formula="of:=ROUND([.B8]/[.A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table:formula="of:=&quot;4x&quot;&amp;[.A9]&amp;&quot; PVC insulated copper condutor, single core cable in conduit&quot;" office:value-type="string" office:string-value="4x1.5 PVC insulated copper condutor, single core cable in conduit" calcext:value-type="string">
            <text:p>4x1.5 PVC insulated copper condutor, single core cable in conduit</text:p>
          </table:table-cell>
          <table:table-cell table:formula="of:=&quot;4x&quot;&amp;[.A9]&amp;&quot; Y&quot;" office:value-type="string" office:string-value="4x1.5 Y" calcext:value-type="string">
            <text:p>4x1.5 Y</text:p>
          </table:table-cell>
          <table:table-cell table:number-columns-repeated="5"/>
          <table:table-cell office:value-type="string" calcext:value-type="string">
            <text:p>4x1.5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1.5" calcext:value-type="float">
            <text:p>1.5</text:p>
          </table:table-cell>
          <table:table-cell table:formula="of:=ROUND([.B9]/[.A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2.5" calcext:value-type="float">
            <text:p>2.5</text:p>
          </table:table-cell>
          <table:table-cell table:formula="of:=&quot;4x&quot;&amp;[.A10]&amp;&quot; PVC insulated copper condutor, single core cable in conduit&quot;" office:value-type="string" office:string-value="4x2.5 PVC insulated copper condutor, single core cable in conduit" calcext:value-type="string">
            <text:p>4x2.5 PVC insulated copper condutor, single core cable in conduit</text:p>
          </table:table-cell>
          <table:table-cell table:formula="of:=&quot;4x&quot;&amp;[.A10]&amp;&quot; Y&quot;" office:value-type="string" office:string-value="4x2.5 Y" calcext:value-type="string">
            <text:p>4x2.5 Y</text:p>
          </table:table-cell>
          <table:table-cell table:number-columns-repeated="5"/>
          <table:table-cell office:value-type="string" calcext:value-type="string">
            <text:p>4x2.5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2.5" calcext:value-type="float">
            <text:p>2.5</text:p>
          </table:table-cell>
          <table:table-cell table:formula="of:=ROUND([.B10]/[.A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&quot;4x&quot;&amp;[.A11]&amp;&quot; PVC insulated copper condutor, single core cable in conduit&quot;" office:value-type="string" office:string-value="4x4 PVC insulated copper condutor, single core cable in conduit" calcext:value-type="string">
            <text:p>4x4 PVC insulated copper condutor, single core cable in conduit</text:p>
          </table:table-cell>
          <table:table-cell table:formula="of:=&quot;4x&quot;&amp;[.A11]&amp;&quot; Y&quot;" office:value-type="string" office:string-value="4x4 Y" calcext:value-type="string">
            <text:p>4x4 Y</text:p>
          </table:table-cell>
          <table:table-cell table:number-columns-repeated="5"/>
          <table:table-cell office:value-type="string" calcext:value-type="string">
            <text:p>4x4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4" calcext:value-type="float">
            <text:p>4</text:p>
          </table:table-cell>
          <table:table-cell table:formula="of:=ROUND([.B11]/[.A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&quot;4x&quot;&amp;[.A12]&amp;&quot; PVC insulated copper condutor, single core cable in conduit&quot;" office:value-type="string" office:string-value="4x6 PVC insulated copper condutor, single core cable in conduit" calcext:value-type="string">
            <text:p>4x6 PVC insulated copper condutor, single core cable in conduit</text:p>
          </table:table-cell>
          <table:table-cell table:formula="of:=&quot;4x&quot;&amp;[.A12]&amp;&quot; Y&quot;" office:value-type="string" office:string-value="4x6 Y" calcext:value-type="string">
            <text:p>4x6 Y</text:p>
          </table:table-cell>
          <table:table-cell table:number-columns-repeated="5"/>
          <table:table-cell office:value-type="string" calcext:value-type="string">
            <text:p>4x6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6" calcext:value-type="float">
            <text:p>6</text:p>
          </table:table-cell>
          <table:table-cell table:formula="of:=ROUND([.B12]/[.A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&quot;4x&quot;&amp;[.A13]&amp;&quot; PVC insulated copper condutor, single core cable in conduit&quot;" office:value-type="string" office:string-value="4x10 PVC insulated copper condutor, single core cable in conduit" calcext:value-type="string">
            <text:p>4x10 PVC insulated copper condutor, single core cable in conduit</text:p>
          </table:table-cell>
          <table:table-cell table:formula="of:=&quot;4x&quot;&amp;[.A13]&amp;&quot; Y&quot;" office:value-type="string" office:string-value="4x10 Y" calcext:value-type="string">
            <text:p>4x10 Y</text:p>
          </table:table-cell>
          <table:table-cell table:number-columns-repeated="5"/>
          <table:table-cell office:value-type="string" calcext:value-type="string">
            <text:p>4x10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10" calcext:value-type="float">
            <text:p>10</text:p>
          </table:table-cell>
          <table:table-cell table:formula="of:=ROUND([.B13]/[.A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&quot;4x&quot;&amp;[.A14]&amp;&quot; PVC insulated copper condutor, single core cable in conduit&quot;" office:value-type="string" office:string-value="4x16 PVC insulated copper condutor, single core cable in conduit" calcext:value-type="string">
            <text:p>4x16 PVC insulated copper condutor, single core cable in conduit</text:p>
          </table:table-cell>
          <table:table-cell table:formula="of:=&quot;4x&quot;&amp;[.A14]&amp;&quot; Y&quot;" office:value-type="string" office:string-value="4x16 Y" calcext:value-type="string">
            <text:p>4x16 Y</text:p>
          </table:table-cell>
          <table:table-cell table:number-columns-repeated="5"/>
          <table:table-cell office:value-type="string" calcext:value-type="string">
            <text:p>4x16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16" calcext:value-type="float">
            <text:p>16</text:p>
          </table:table-cell>
          <table:table-cell table:formula="of:=ROUND([.B14]/[.A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&quot;4x&quot;&amp;[.A15]&amp;&quot; PVC insulated copper condutor, single core cable in conduit&quot;" office:value-type="string" office:string-value="4x25 PVC insulated copper condutor, single core cable in conduit" calcext:value-type="string">
            <text:p>4x25 PVC insulated copper condutor, single core cable in conduit</text:p>
          </table:table-cell>
          <table:table-cell table:formula="of:=&quot;4x&quot;&amp;[.A15]&amp;&quot; Y&quot;" office:value-type="string" office:string-value="4x25 Y" calcext:value-type="string">
            <text:p>4x25 Y</text:p>
          </table:table-cell>
          <table:table-cell table:number-columns-repeated="5"/>
          <table:table-cell office:value-type="string" calcext:value-type="string">
            <text:p>4x25 Y</text:p>
          </table:table-cell>
          <table:table-cell office:value-type="string" calcext:value-type="string">
            <text:p>PVC Insulated Copper Condutor, Single Core Cable in Conduit</text:p>
          </table:table-cell>
          <table:table-cell office:value-type="string" calcext:value-type="string">
            <text:p>4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office:value-type="float" office:value="25" calcext:value-type="float">
            <text:p>25</text:p>
          </table:table-cell>
          <table:table-cell table:formula="of:=ROUND([.B15]/[.A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6]&amp;&quot; 2XY&quot;" office:value-type="string" office:string-value="2x4 2XY" calcext:value-type="string">
            <text:p>2x4 2XY</text:p>
          </table:table-cell>
          <table:table-cell table:number-columns-repeated="6"/>
          <table:table-cell office:value-type="string" calcext:value-type="string">
            <text:p>2x4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6]/[.A1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7]&amp;&quot; 2XY&quot;" office:value-type="string" office:string-value="2x6 2XY" calcext:value-type="string">
            <text:p>2x6 2XY</text:p>
          </table:table-cell>
          <table:table-cell table:number-columns-repeated="6"/>
          <table:table-cell office:value-type="string" calcext:value-type="string">
            <text:p>2x6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7]/[.A1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8]&amp;&quot; 2XY&quot;" office:value-type="string" office:string-value="2x10 2XY" calcext:value-type="string">
            <text:p>2x10 2XY</text:p>
          </table:table-cell>
          <table:table-cell table:number-columns-repeated="6"/>
          <table:table-cell office:value-type="string" calcext:value-type="string">
            <text:p>2x1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8]/[.A1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9]&amp;&quot; 2XY&quot;" office:value-type="string" office:string-value="2x16 2XY" calcext:value-type="string">
            <text:p>2x16 2XY</text:p>
          </table:table-cell>
          <table:table-cell table:number-columns-repeated="6"/>
          <table:table-cell office:value-type="string" calcext:value-type="string">
            <text:p>2x16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9]/[.A1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0]&amp;&quot; 2XY&quot;" office:value-type="string" office:string-value="2x25 2XY" calcext:value-type="string">
            <text:p>2x25 2XY</text:p>
          </table:table-cell>
          <table:table-cell table:number-columns-repeated="6"/>
          <table:table-cell office:value-type="string" calcext:value-type="string">
            <text:p>2x2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20]/[.A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1]&amp;&quot; 2XY&quot;" office:value-type="string" office:string-value="2x35 2XY" calcext:value-type="string">
            <text:p>2x35 2XY</text:p>
          </table:table-cell>
          <table:table-cell table:number-columns-repeated="6"/>
          <table:table-cell office:value-type="string" calcext:value-type="string">
            <text:p>2x3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21]/[.A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2]&amp;&quot; 2XY&quot;" office:value-type="string" office:string-value="2x50 2XY" calcext:value-type="string">
            <text:p>2x50 2XY</text:p>
          </table:table-cell>
          <table:table-cell table:number-columns-repeated="6"/>
          <table:table-cell office:value-type="string" calcext:value-type="string">
            <text:p>2x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22]/[.A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3]&amp;&quot; 2XY&quot;" office:value-type="string" office:string-value="2x70 2XY" calcext:value-type="string">
            <text:p>2x70 2XY</text:p>
          </table:table-cell>
          <table:table-cell table:number-columns-repeated="6"/>
          <table:table-cell office:value-type="string" calcext:value-type="string">
            <text:p>2x7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23]/[.A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4]&amp;&quot; 2XY&quot;" office:value-type="string" office:string-value="2x95 2XY" calcext:value-type="string">
            <text:p>2x95 2XY</text:p>
          </table:table-cell>
          <table:table-cell table:number-columns-repeated="6"/>
          <table:table-cell office:value-type="string" calcext:value-type="string">
            <text:p>2x9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24]/[.A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5]&amp;&quot; 2XY&quot;" office:value-type="string" office:string-value="2x120 2XY" calcext:value-type="string">
            <text:p>2x120 2XY</text:p>
          </table:table-cell>
          <table:table-cell table:number-columns-repeated="6"/>
          <table:table-cell office:value-type="string" calcext:value-type="string">
            <text:p>2x12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25]/[.A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6]&amp;&quot; 2XY&quot;" office:value-type="string" office:string-value="2x150 2XY" calcext:value-type="string">
            <text:p>2x150 2XY</text:p>
          </table:table-cell>
          <table:table-cell table:number-columns-repeated="6"/>
          <table:table-cell office:value-type="string" calcext:value-type="string">
            <text:p>2x1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26]/[.A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7]&amp;&quot; 2XY&quot;" office:value-type="string" office:string-value="2x185 2XY" calcext:value-type="string">
            <text:p>2x185 2XY</text:p>
          </table:table-cell>
          <table:table-cell table:number-columns-repeated="6"/>
          <table:table-cell office:value-type="string" calcext:value-type="string">
            <text:p>2x18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27]/[.A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8]&amp;&quot; 2XY&quot;" office:value-type="string" office:string-value="2x240 2XY" calcext:value-type="string">
            <text:p>2x240 2XY</text:p>
          </table:table-cell>
          <table:table-cell table:number-columns-repeated="6"/>
          <table:table-cell office:value-type="string" calcext:value-type="string">
            <text:p>2x24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28]/[.A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9]&amp;&quot; 2XY&quot;" office:value-type="string" office:string-value="2x300 2XY" calcext:value-type="string">
            <text:p>2x300 2XY</text:p>
          </table:table-cell>
          <table:table-cell table:number-columns-repeated="6"/>
          <table:table-cell office:value-type="string" calcext:value-type="string">
            <text:p>2x30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2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29]/[.A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30]&amp;&quot; 2XY&quot;" office:value-type="string" office:string-value="3x4 2XY" calcext:value-type="string">
            <text:p>3x4 2XY</text:p>
          </table:table-cell>
          <table:table-cell table:number-columns-repeated="6"/>
          <table:table-cell office:value-type="string" calcext:value-type="string">
            <text:p>3x4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30]/[.A3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31]&amp;&quot; 2XY&quot;" office:value-type="string" office:string-value="3x6 2XY" calcext:value-type="string">
            <text:p>3x6 2XY</text:p>
          </table:table-cell>
          <table:table-cell table:number-columns-repeated="6"/>
          <table:table-cell office:value-type="string" calcext:value-type="string">
            <text:p>3x6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31]/[.A3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32]&amp;&quot; 2XY&quot;" office:value-type="string" office:string-value="3x10 2XY" calcext:value-type="string">
            <text:p>3x10 2XY</text:p>
          </table:table-cell>
          <table:table-cell table:number-columns-repeated="6"/>
          <table:table-cell office:value-type="string" calcext:value-type="string">
            <text:p>3x1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32]/[.A3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33]&amp;&quot; 2XY&quot;" office:value-type="string" office:string-value="3x16 2XY" calcext:value-type="string">
            <text:p>3x16 2XY</text:p>
          </table:table-cell>
          <table:table-cell table:number-columns-repeated="6"/>
          <table:table-cell office:value-type="string" calcext:value-type="string">
            <text:p>3x16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33]/[.A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34]&amp;&quot; 2XY&quot;" office:value-type="string" office:string-value="3x25 2XY" calcext:value-type="string">
            <text:p>3x25 2XY</text:p>
          </table:table-cell>
          <table:table-cell table:number-columns-repeated="6"/>
          <table:table-cell office:value-type="string" calcext:value-type="string">
            <text:p>3x2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34]/[.A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35]&amp;&quot; 2XY&quot;" office:value-type="string" office:string-value="3x35 2XY" calcext:value-type="string">
            <text:p>3x35 2XY</text:p>
          </table:table-cell>
          <table:table-cell table:number-columns-repeated="6"/>
          <table:table-cell office:value-type="string" calcext:value-type="string">
            <text:p>3x3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35]/[.A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36]&amp;&quot; 2XY&quot;" office:value-type="string" office:string-value="3x50 2XY" calcext:value-type="string">
            <text:p>3x50 2XY</text:p>
          </table:table-cell>
          <table:table-cell table:number-columns-repeated="6"/>
          <table:table-cell office:value-type="string" calcext:value-type="string">
            <text:p>3x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36]/[.A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37]&amp;&quot; 2XY&quot;" office:value-type="string" office:string-value="3x70 2XY" calcext:value-type="string">
            <text:p>3x70 2XY</text:p>
          </table:table-cell>
          <table:table-cell table:number-columns-repeated="6"/>
          <table:table-cell office:value-type="string" calcext:value-type="string">
            <text:p>3x7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37]/[.A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38]&amp;&quot; 2XY&quot;" office:value-type="string" office:string-value="3x95 2XY" calcext:value-type="string">
            <text:p>3x95 2XY</text:p>
          </table:table-cell>
          <table:table-cell table:number-columns-repeated="6"/>
          <table:table-cell office:value-type="string" calcext:value-type="string">
            <text:p>3x9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38]/[.A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39]&amp;&quot; 2XY&quot;" office:value-type="string" office:string-value="3x120 2XY" calcext:value-type="string">
            <text:p>3x120 2XY</text:p>
          </table:table-cell>
          <table:table-cell table:number-columns-repeated="6"/>
          <table:table-cell office:value-type="string" calcext:value-type="string">
            <text:p>3x12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39]/[.A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40]&amp;&quot; 2XY&quot;" office:value-type="string" office:string-value="3x150 2XY" calcext:value-type="string">
            <text:p>3x150 2XY</text:p>
          </table:table-cell>
          <table:table-cell table:number-columns-repeated="6"/>
          <table:table-cell office:value-type="string" calcext:value-type="string">
            <text:p>3x1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40]/[.A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41]&amp;&quot; 2XY&quot;" office:value-type="string" office:string-value="3x185 2XY" calcext:value-type="string">
            <text:p>3x185 2XY</text:p>
          </table:table-cell>
          <table:table-cell table:number-columns-repeated="6"/>
          <table:table-cell office:value-type="string" calcext:value-type="string">
            <text:p>3x18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41]/[.A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42]&amp;&quot; 2XY&quot;" office:value-type="string" office:string-value="3x240 2XY" calcext:value-type="string">
            <text:p>3x240 2XY</text:p>
          </table:table-cell>
          <table:table-cell table:number-columns-repeated="6"/>
          <table:table-cell office:value-type="string" calcext:value-type="string">
            <text:p>3x24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42]/[.A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43]&amp;&quot; 2XY&quot;" office:value-type="string" office:string-value="3x300 2XY" calcext:value-type="string">
            <text:p>3x300 2XY</text:p>
          </table:table-cell>
          <table:table-cell table:number-columns-repeated="6"/>
          <table:table-cell office:value-type="string" calcext:value-type="string">
            <text:p>3x30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43]/[.A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44]&amp;&quot; 2XY&quot;" office:value-type="string" office:string-value="3.5x25 2XY" calcext:value-type="string">
            <text:p>3.5x25 2XY</text:p>
          </table:table-cell>
          <table:table-cell table:number-columns-repeated="6"/>
          <table:table-cell office:value-type="string" calcext:value-type="string">
            <text:p>3.5x2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44]/[.A44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45]&amp;&quot; 2XY&quot;" office:value-type="string" office:string-value="3.5x35 2XY" calcext:value-type="string">
            <text:p>3.5x35 2XY</text:p>
          </table:table-cell>
          <table:table-cell table:number-columns-repeated="6"/>
          <table:table-cell office:value-type="string" calcext:value-type="string">
            <text:p>3.5x3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45]/[.A45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46]&amp;&quot; 2XY&quot;" office:value-type="string" office:string-value="3.5x50 2XY" calcext:value-type="string">
            <text:p>3.5x50 2XY</text:p>
          </table:table-cell>
          <table:table-cell table:number-columns-repeated="6"/>
          <table:table-cell office:value-type="string" calcext:value-type="string">
            <text:p>3.5x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46]/[.A46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47]&amp;&quot; 2XY&quot;" office:value-type="string" office:string-value="3.5x70 2XY" calcext:value-type="string">
            <text:p>3.5x70 2XY</text:p>
          </table:table-cell>
          <table:table-cell table:number-columns-repeated="6"/>
          <table:table-cell office:value-type="string" calcext:value-type="string">
            <text:p>3.5x7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47]/[.A4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48]&amp;&quot; 2XY&quot;" office:value-type="string" office:string-value="3.5x95 2XY" calcext:value-type="string">
            <text:p>3.5x95 2XY</text:p>
          </table:table-cell>
          <table:table-cell table:number-columns-repeated="6"/>
          <table:table-cell office:value-type="string" calcext:value-type="string">
            <text:p>3.5x9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48]/[.A48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49]&amp;&quot; 2XY&quot;" office:value-type="string" office:string-value="3.5x120 2XY" calcext:value-type="string">
            <text:p>3.5x120 2XY</text:p>
          </table:table-cell>
          <table:table-cell table:number-columns-repeated="6"/>
          <table:table-cell office:value-type="string" calcext:value-type="string">
            <text:p>3.5x12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49]/[.A49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50]&amp;&quot; 2XY&quot;" office:value-type="string" office:string-value="3.5x150 2XY" calcext:value-type="string">
            <text:p>3.5x150 2XY</text:p>
          </table:table-cell>
          <table:table-cell table:number-columns-repeated="6"/>
          <table:table-cell office:value-type="string" calcext:value-type="string">
            <text:p>3.5x1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50]/[.A50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51]&amp;&quot; 2XY&quot;" office:value-type="string" office:string-value="3.5x185 2XY" calcext:value-type="string">
            <text:p>3.5x185 2XY</text:p>
          </table:table-cell>
          <table:table-cell table:number-columns-repeated="6"/>
          <table:table-cell office:value-type="string" calcext:value-type="string">
            <text:p>3.5x18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51]/[.A51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52]&amp;&quot; 2XY&quot;" office:value-type="string" office:string-value="3.5x240 2XY" calcext:value-type="string">
            <text:p>3.5x240 2XY</text:p>
          </table:table-cell>
          <table:table-cell table:number-columns-repeated="6"/>
          <table:table-cell office:value-type="string" calcext:value-type="string">
            <text:p>3.5x24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52]/[.A5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53]&amp;&quot; 2XY&quot;" office:value-type="string" office:string-value="3.5x300 2XY" calcext:value-type="string">
            <text:p>3.5x300 2XY</text:p>
          </table:table-cell>
          <table:table-cell table:number-columns-repeated="6"/>
          <table:table-cell office:value-type="string" calcext:value-type="string">
            <text:p>3.5x30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3.5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53]/[.A5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54]&amp;&quot; 2XY&quot;" office:value-type="string" office:string-value="4x4 2XY" calcext:value-type="string">
            <text:p>4x4 2XY</text:p>
          </table:table-cell>
          <table:table-cell table:number-columns-repeated="6"/>
          <table:table-cell office:value-type="string" calcext:value-type="string">
            <text:p>4x4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54]/[.A5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55]&amp;&quot; 2XY&quot;" office:value-type="string" office:string-value="4x6 2XY" calcext:value-type="string">
            <text:p>4x6 2XY</text:p>
          </table:table-cell>
          <table:table-cell table:number-columns-repeated="6"/>
          <table:table-cell office:value-type="string" calcext:value-type="string">
            <text:p>4x6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55]/[.A5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56]&amp;&quot; 2XY&quot;" office:value-type="string" office:string-value="4x10 2XY" calcext:value-type="string">
            <text:p>4x10 2XY</text:p>
          </table:table-cell>
          <table:table-cell table:number-columns-repeated="6"/>
          <table:table-cell office:value-type="string" calcext:value-type="string">
            <text:p>4x1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56]/[.A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57]&amp;&quot; 2XY&quot;" office:value-type="string" office:string-value="4x16 2XY" calcext:value-type="string">
            <text:p>4x16 2XY</text:p>
          </table:table-cell>
          <table:table-cell table:number-columns-repeated="6"/>
          <table:table-cell office:value-type="string" calcext:value-type="string">
            <text:p>4x16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57]/[.A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58]&amp;&quot; 2XY&quot;" office:value-type="string" office:string-value="4x25 2XY" calcext:value-type="string">
            <text:p>4x25 2XY</text:p>
          </table:table-cell>
          <table:table-cell table:number-columns-repeated="6"/>
          <table:table-cell office:value-type="string" calcext:value-type="string">
            <text:p>4x2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58]/[.A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59]&amp;&quot; 2XY&quot;" office:value-type="string" office:string-value="4x35 2XY" calcext:value-type="string">
            <text:p>4x35 2XY</text:p>
          </table:table-cell>
          <table:table-cell table:number-columns-repeated="6"/>
          <table:table-cell office:value-type="string" calcext:value-type="string">
            <text:p>4x3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59]/[.A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60]&amp;&quot; 2XY&quot;" office:value-type="string" office:string-value="4x50 2XY" calcext:value-type="string">
            <text:p>4x50 2XY</text:p>
          </table:table-cell>
          <table:table-cell table:number-columns-repeated="6"/>
          <table:table-cell office:value-type="string" calcext:value-type="string">
            <text:p>4x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60]/[.A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61]&amp;&quot; 2XY&quot;" office:value-type="string" office:string-value="4x70 2XY" calcext:value-type="string">
            <text:p>4x70 2XY</text:p>
          </table:table-cell>
          <table:table-cell table:number-columns-repeated="6"/>
          <table:table-cell office:value-type="string" calcext:value-type="string">
            <text:p>4x7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61]/[.A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62]&amp;&quot; 2XY&quot;" office:value-type="string" office:string-value="4x95 2XY" calcext:value-type="string">
            <text:p>4x95 2XY</text:p>
          </table:table-cell>
          <table:table-cell table:number-columns-repeated="6"/>
          <table:table-cell office:value-type="string" calcext:value-type="string">
            <text:p>4x9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62]/[.A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63]&amp;&quot; 2XY&quot;" office:value-type="string" office:string-value="4x120 2XY" calcext:value-type="string">
            <text:p>4x120 2XY</text:p>
          </table:table-cell>
          <table:table-cell table:number-columns-repeated="6"/>
          <table:table-cell office:value-type="string" calcext:value-type="string">
            <text:p>4x12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63]/[.A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64]&amp;&quot; 2XY&quot;" office:value-type="string" office:string-value="4x150 2XY" calcext:value-type="string">
            <text:p>4x150 2XY</text:p>
          </table:table-cell>
          <table:table-cell table:number-columns-repeated="6"/>
          <table:table-cell office:value-type="string" calcext:value-type="string">
            <text:p>4x15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64]/[.A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65]&amp;&quot; 2XY&quot;" office:value-type="string" office:string-value="4x185 2XY" calcext:value-type="string">
            <text:p>4x185 2XY</text:p>
          </table:table-cell>
          <table:table-cell table:number-columns-repeated="6"/>
          <table:table-cell office:value-type="string" calcext:value-type="string">
            <text:p>4x185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65]/[.A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66]&amp;&quot; 2XY&quot;" office:value-type="string" office:string-value="4x240 2XY" calcext:value-type="string">
            <text:p>4x240 2XY</text:p>
          </table:table-cell>
          <table:table-cell table:number-columns-repeated="6"/>
          <table:table-cell office:value-type="string" calcext:value-type="string">
            <text:p>4x24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66]/[.A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67]&amp;&quot; 2XY&quot;" office:value-type="string" office:string-value="4x300 2XY" calcext:value-type="string">
            <text:p>4x300 2XY</text:p>
          </table:table-cell>
          <table:table-cell table:number-columns-repeated="6"/>
          <table:table-cell office:value-type="string" calcext:value-type="string">
            <text:p>4x300 2XY</text:p>
          </table:table-cell>
          <table:table-cell office:value-type="string" calcext:value-type="string">
            <text:p>Copper XLPE Cables</text:p>
          </table:table-cell>
          <table:table-cell office:value-type="string" calcext:value-type="string">
            <text:p>4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67]/[.A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68]&amp;&quot; A2XY&quot;" office:value-type="string" office:string-value="2x4 A2XY" calcext:value-type="string">
            <text:p>2x4 A2XY</text:p>
          </table:table-cell>
          <table:table-cell table:number-columns-repeated="6"/>
          <table:table-cell office:value-type="string" calcext:value-type="string">
            <text:p>2x4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68]/[.A6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69]&amp;&quot; A2XY&quot;" office:value-type="string" office:string-value="2x6 A2XY" calcext:value-type="string">
            <text:p>2x6 A2XY</text:p>
          </table:table-cell>
          <table:table-cell table:number-columns-repeated="6"/>
          <table:table-cell office:value-type="string" calcext:value-type="string">
            <text:p>2x6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69]/[.A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70]&amp;&quot; A2XY&quot;" office:value-type="string" office:string-value="2x10 A2XY" calcext:value-type="string">
            <text:p>2x10 A2XY</text:p>
          </table:table-cell>
          <table:table-cell table:number-columns-repeated="6"/>
          <table:table-cell office:value-type="string" calcext:value-type="string">
            <text:p>2x1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70]/[.A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71]&amp;&quot; A2XY&quot;" office:value-type="string" office:string-value="2x16 A2XY" calcext:value-type="string">
            <text:p>2x16 A2XY</text:p>
          </table:table-cell>
          <table:table-cell table:number-columns-repeated="6"/>
          <table:table-cell office:value-type="string" calcext:value-type="string">
            <text:p>2x16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71]/[.A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72]&amp;&quot; A2XY&quot;" office:value-type="string" office:string-value="2x25 A2XY" calcext:value-type="string">
            <text:p>2x25 A2XY</text:p>
          </table:table-cell>
          <table:table-cell table:number-columns-repeated="6"/>
          <table:table-cell office:value-type="string" calcext:value-type="string">
            <text:p>2x2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72]/[.A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73]&amp;&quot; A2XY&quot;" office:value-type="string" office:string-value="2x35 A2XY" calcext:value-type="string">
            <text:p>2x35 A2XY</text:p>
          </table:table-cell>
          <table:table-cell table:number-columns-repeated="6"/>
          <table:table-cell office:value-type="string" calcext:value-type="string">
            <text:p>2x3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73]/[.A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74]&amp;&quot; A2XY&quot;" office:value-type="string" office:string-value="2x50 A2XY" calcext:value-type="string">
            <text:p>2x50 A2XY</text:p>
          </table:table-cell>
          <table:table-cell table:number-columns-repeated="6"/>
          <table:table-cell office:value-type="string" calcext:value-type="string">
            <text:p>2x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74]/[.A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75]&amp;&quot; A2XY&quot;" office:value-type="string" office:string-value="2x70 A2XY" calcext:value-type="string">
            <text:p>2x70 A2XY</text:p>
          </table:table-cell>
          <table:table-cell table:number-columns-repeated="6"/>
          <table:table-cell office:value-type="string" calcext:value-type="string">
            <text:p>2x7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75]/[.A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76]&amp;&quot; A2XY&quot;" office:value-type="string" office:string-value="2x95 A2XY" calcext:value-type="string">
            <text:p>2x95 A2XY</text:p>
          </table:table-cell>
          <table:table-cell table:number-columns-repeated="6"/>
          <table:table-cell office:value-type="string" calcext:value-type="string">
            <text:p>2x9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76]/[.A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77]&amp;&quot; A2XY&quot;" office:value-type="string" office:string-value="2x120 A2XY" calcext:value-type="string">
            <text:p>2x120 A2XY</text:p>
          </table:table-cell>
          <table:table-cell table:number-columns-repeated="6"/>
          <table:table-cell office:value-type="string" calcext:value-type="string">
            <text:p>2x12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77]/[.A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78]&amp;&quot; A2XY&quot;" office:value-type="string" office:string-value="2x150 A2XY" calcext:value-type="string">
            <text:p>2x150 A2XY</text:p>
          </table:table-cell>
          <table:table-cell table:number-columns-repeated="6"/>
          <table:table-cell office:value-type="string" calcext:value-type="string">
            <text:p>2x1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78]/[.A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79]&amp;&quot; A2XY&quot;" office:value-type="string" office:string-value="2x185 A2XY" calcext:value-type="string">
            <text:p>2x185 A2XY</text:p>
          </table:table-cell>
          <table:table-cell table:number-columns-repeated="6"/>
          <table:table-cell office:value-type="string" calcext:value-type="string">
            <text:p>2x18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79]/[.A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80]&amp;&quot; A2XY&quot;" office:value-type="string" office:string-value="2x240 A2XY" calcext:value-type="string">
            <text:p>2x240 A2XY</text:p>
          </table:table-cell>
          <table:table-cell table:number-columns-repeated="6"/>
          <table:table-cell office:value-type="string" calcext:value-type="string">
            <text:p>2x24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80]/[.A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81]&amp;&quot; A2XY&quot;" office:value-type="string" office:string-value="2x300 A2XY" calcext:value-type="string">
            <text:p>2x300 A2XY</text:p>
          </table:table-cell>
          <table:table-cell table:number-columns-repeated="6"/>
          <table:table-cell office:value-type="string" calcext:value-type="string">
            <text:p>2x30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2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81]/[.A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82]&amp;&quot; A2XY&quot;" office:value-type="string" office:string-value="3x4 A2XY" calcext:value-type="string">
            <text:p>3x4 A2XY</text:p>
          </table:table-cell>
          <table:table-cell table:number-columns-repeated="6"/>
          <table:table-cell office:value-type="string" calcext:value-type="string">
            <text:p>3x4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82]/[.A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83]&amp;&quot; A2XY&quot;" office:value-type="string" office:string-value="3x6 A2XY" calcext:value-type="string">
            <text:p>3x6 A2XY</text:p>
          </table:table-cell>
          <table:table-cell table:number-columns-repeated="6"/>
          <table:table-cell office:value-type="string" calcext:value-type="string">
            <text:p>3x6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83]/[.A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84]&amp;&quot; A2XY&quot;" office:value-type="string" office:string-value="3x10 A2XY" calcext:value-type="string">
            <text:p>3x10 A2XY</text:p>
          </table:table-cell>
          <table:table-cell table:number-columns-repeated="6"/>
          <table:table-cell office:value-type="string" calcext:value-type="string">
            <text:p>3x1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84]/[.A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85]&amp;&quot; A2XY&quot;" office:value-type="string" office:string-value="3x16 A2XY" calcext:value-type="string">
            <text:p>3x16 A2XY</text:p>
          </table:table-cell>
          <table:table-cell table:number-columns-repeated="6"/>
          <table:table-cell office:value-type="string" calcext:value-type="string">
            <text:p>3x16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85]/[.A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86]&amp;&quot; A2XY&quot;" office:value-type="string" office:string-value="3x25 A2XY" calcext:value-type="string">
            <text:p>3x25 A2XY</text:p>
          </table:table-cell>
          <table:table-cell table:number-columns-repeated="6"/>
          <table:table-cell office:value-type="string" calcext:value-type="string">
            <text:p>3x2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86]/[.A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87]&amp;&quot; A2XY&quot;" office:value-type="string" office:string-value="3x35 A2XY" calcext:value-type="string">
            <text:p>3x35 A2XY</text:p>
          </table:table-cell>
          <table:table-cell table:number-columns-repeated="6"/>
          <table:table-cell office:value-type="string" calcext:value-type="string">
            <text:p>3x3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87]/[.A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88]&amp;&quot; A2XY&quot;" office:value-type="string" office:string-value="3x50 A2XY" calcext:value-type="string">
            <text:p>3x50 A2XY</text:p>
          </table:table-cell>
          <table:table-cell table:number-columns-repeated="6"/>
          <table:table-cell office:value-type="string" calcext:value-type="string">
            <text:p>3x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88]/[.A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89]&amp;&quot; A2XY&quot;" office:value-type="string" office:string-value="3x70 A2XY" calcext:value-type="string">
            <text:p>3x70 A2XY</text:p>
          </table:table-cell>
          <table:table-cell table:number-columns-repeated="6"/>
          <table:table-cell office:value-type="string" calcext:value-type="string">
            <text:p>3x7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89]/[.A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90]&amp;&quot; A2XY&quot;" office:value-type="string" office:string-value="3x95 A2XY" calcext:value-type="string">
            <text:p>3x95 A2XY</text:p>
          </table:table-cell>
          <table:table-cell table:number-columns-repeated="6"/>
          <table:table-cell office:value-type="string" calcext:value-type="string">
            <text:p>3x9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90]/[.A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91]&amp;&quot; A2XY&quot;" office:value-type="string" office:string-value="3x120 A2XY" calcext:value-type="string">
            <text:p>3x120 A2XY</text:p>
          </table:table-cell>
          <table:table-cell table:number-columns-repeated="6"/>
          <table:table-cell office:value-type="string" calcext:value-type="string">
            <text:p>3x12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91]/[.A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92]&amp;&quot; A2XY&quot;" office:value-type="string" office:string-value="3x150 A2XY" calcext:value-type="string">
            <text:p>3x150 A2XY</text:p>
          </table:table-cell>
          <table:table-cell table:number-columns-repeated="6"/>
          <table:table-cell office:value-type="string" calcext:value-type="string">
            <text:p>3x1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92]/[.A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93]&amp;&quot; A2XY&quot;" office:value-type="string" office:string-value="3x185 A2XY" calcext:value-type="string">
            <text:p>3x185 A2XY</text:p>
          </table:table-cell>
          <table:table-cell table:number-columns-repeated="6"/>
          <table:table-cell office:value-type="string" calcext:value-type="string">
            <text:p>3x18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93]/[.A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94]&amp;&quot; A2XY&quot;" office:value-type="string" office:string-value="3x240 A2XY" calcext:value-type="string">
            <text:p>3x240 A2XY</text:p>
          </table:table-cell>
          <table:table-cell table:number-columns-repeated="6"/>
          <table:table-cell office:value-type="string" calcext:value-type="string">
            <text:p>3x24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94]/[.A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95]&amp;&quot; A2XY&quot;" office:value-type="string" office:string-value="3x300 A2XY" calcext:value-type="string">
            <text:p>3x300 A2XY</text:p>
          </table:table-cell>
          <table:table-cell table:number-columns-repeated="6"/>
          <table:table-cell office:value-type="string" calcext:value-type="string">
            <text:p>3x30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95]/[.A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96]&amp;&quot; A2XY&quot;" office:value-type="string" office:string-value="3.5x25 A2XY" calcext:value-type="string">
            <text:p>3.5x25 A2XY</text:p>
          </table:table-cell>
          <table:table-cell table:number-columns-repeated="6"/>
          <table:table-cell office:value-type="string" calcext:value-type="string">
            <text:p>3.5x2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96]/[.A9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97]&amp;&quot; A2XY&quot;" office:value-type="string" office:string-value="3.5x35 A2XY" calcext:value-type="string">
            <text:p>3.5x35 A2XY</text:p>
          </table:table-cell>
          <table:table-cell table:number-columns-repeated="6"/>
          <table:table-cell office:value-type="string" calcext:value-type="string">
            <text:p>3.5x3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97]/[.A9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98]&amp;&quot; A2XY&quot;" office:value-type="string" office:string-value="3.5x50 A2XY" calcext:value-type="string">
            <text:p>3.5x50 A2XY</text:p>
          </table:table-cell>
          <table:table-cell table:number-columns-repeated="6"/>
          <table:table-cell office:value-type="string" calcext:value-type="string">
            <text:p>3.5x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98]/[.A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99]&amp;&quot; A2XY&quot;" office:value-type="string" office:string-value="3.5x70 A2XY" calcext:value-type="string">
            <text:p>3.5x70 A2XY</text:p>
          </table:table-cell>
          <table:table-cell table:number-columns-repeated="6"/>
          <table:table-cell office:value-type="string" calcext:value-type="string">
            <text:p>3.5x7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99]/[.A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00]&amp;&quot; A2XY&quot;" office:value-type="string" office:string-value="3.5x95 A2XY" calcext:value-type="string">
            <text:p>3.5x95 A2XY</text:p>
          </table:table-cell>
          <table:table-cell table:number-columns-repeated="6"/>
          <table:table-cell office:value-type="string" calcext:value-type="string">
            <text:p>3.5x9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00]/[.A10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01]&amp;&quot; A2XY&quot;" office:value-type="string" office:string-value="3.5x120 A2XY" calcext:value-type="string">
            <text:p>3.5x120 A2XY</text:p>
          </table:table-cell>
          <table:table-cell table:number-columns-repeated="6"/>
          <table:table-cell office:value-type="string" calcext:value-type="string">
            <text:p>3.5x12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01]/[.A10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02]&amp;&quot; A2XY&quot;" office:value-type="string" office:string-value="3.5x150 A2XY" calcext:value-type="string">
            <text:p>3.5x150 A2XY</text:p>
          </table:table-cell>
          <table:table-cell table:number-columns-repeated="6"/>
          <table:table-cell office:value-type="string" calcext:value-type="string">
            <text:p>3.5x1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02]/[.A10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03]&amp;&quot; A2XY&quot;" office:value-type="string" office:string-value="3.5x185 A2XY" calcext:value-type="string">
            <text:p>3.5x185 A2XY</text:p>
          </table:table-cell>
          <table:table-cell table:number-columns-repeated="6"/>
          <table:table-cell office:value-type="string" calcext:value-type="string">
            <text:p>3.5x18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03]/[.A10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04]&amp;&quot; A2XY&quot;" office:value-type="string" office:string-value="3.5x240 A2XY" calcext:value-type="string">
            <text:p>3.5x240 A2XY</text:p>
          </table:table-cell>
          <table:table-cell table:number-columns-repeated="6"/>
          <table:table-cell office:value-type="string" calcext:value-type="string">
            <text:p>3.5x24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04]/[.A10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05]&amp;&quot; A2XY&quot;" office:value-type="string" office:string-value="3.5x300 A2XY" calcext:value-type="string">
            <text:p>3.5x300 A2XY</text:p>
          </table:table-cell>
          <table:table-cell table:number-columns-repeated="6"/>
          <table:table-cell office:value-type="string" calcext:value-type="string">
            <text:p>3.5x30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3.5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05]/[.A10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06]&amp;&quot; A2XY&quot;" office:value-type="string" office:string-value="4x4 A2XY" calcext:value-type="string">
            <text:p>4x4 A2XY</text:p>
          </table:table-cell>
          <table:table-cell table:number-columns-repeated="6"/>
          <table:table-cell office:value-type="string" calcext:value-type="string">
            <text:p>4x4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06]/[.A1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07]&amp;&quot; A2XY&quot;" office:value-type="string" office:string-value="4x6 A2XY" calcext:value-type="string">
            <text:p>4x6 A2XY</text:p>
          </table:table-cell>
          <table:table-cell table:number-columns-repeated="6"/>
          <table:table-cell office:value-type="string" calcext:value-type="string">
            <text:p>4x6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07]/[.A1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08]&amp;&quot; A2XY&quot;" office:value-type="string" office:string-value="4x10 A2XY" calcext:value-type="string">
            <text:p>4x10 A2XY</text:p>
          </table:table-cell>
          <table:table-cell table:number-columns-repeated="6"/>
          <table:table-cell office:value-type="string" calcext:value-type="string">
            <text:p>4x1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08]/[.A1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09]&amp;&quot; A2XY&quot;" office:value-type="string" office:string-value="4x16 A2XY" calcext:value-type="string">
            <text:p>4x16 A2XY</text:p>
          </table:table-cell>
          <table:table-cell table:number-columns-repeated="6"/>
          <table:table-cell office:value-type="string" calcext:value-type="string">
            <text:p>4x16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09]/[.A1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10]&amp;&quot; A2XY&quot;" office:value-type="string" office:string-value="4x25 A2XY" calcext:value-type="string">
            <text:p>4x25 A2XY</text:p>
          </table:table-cell>
          <table:table-cell table:number-columns-repeated="6"/>
          <table:table-cell office:value-type="string" calcext:value-type="string">
            <text:p>4x2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10]/[.A1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11]&amp;&quot; A2XY&quot;" office:value-type="string" office:string-value="4x35 A2XY" calcext:value-type="string">
            <text:p>4x35 A2XY</text:p>
          </table:table-cell>
          <table:table-cell table:number-columns-repeated="6"/>
          <table:table-cell office:value-type="string" calcext:value-type="string">
            <text:p>4x3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11]/[.A1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12]&amp;&quot; A2XY&quot;" office:value-type="string" office:string-value="4x50 A2XY" calcext:value-type="string">
            <text:p>4x50 A2XY</text:p>
          </table:table-cell>
          <table:table-cell table:number-columns-repeated="6"/>
          <table:table-cell office:value-type="string" calcext:value-type="string">
            <text:p>4x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12]/[.A1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13]&amp;&quot; A2XY&quot;" office:value-type="string" office:string-value="4x70 A2XY" calcext:value-type="string">
            <text:p>4x70 A2XY</text:p>
          </table:table-cell>
          <table:table-cell table:number-columns-repeated="6"/>
          <table:table-cell office:value-type="string" calcext:value-type="string">
            <text:p>4x7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13]/[.A1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14]&amp;&quot; A2XY&quot;" office:value-type="string" office:string-value="4x95 A2XY" calcext:value-type="string">
            <text:p>4x95 A2XY</text:p>
          </table:table-cell>
          <table:table-cell table:number-columns-repeated="6"/>
          <table:table-cell office:value-type="string" calcext:value-type="string">
            <text:p>4x9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14]/[.A1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15]&amp;&quot; A2XY&quot;" office:value-type="string" office:string-value="4x120 A2XY" calcext:value-type="string">
            <text:p>4x120 A2XY</text:p>
          </table:table-cell>
          <table:table-cell table:number-columns-repeated="6"/>
          <table:table-cell office:value-type="string" calcext:value-type="string">
            <text:p>4x12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15]/[.A1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16]&amp;&quot; A2XY&quot;" office:value-type="string" office:string-value="4x150 A2XY" calcext:value-type="string">
            <text:p>4x150 A2XY</text:p>
          </table:table-cell>
          <table:table-cell table:number-columns-repeated="6"/>
          <table:table-cell office:value-type="string" calcext:value-type="string">
            <text:p>4x15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16]/[.A1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17]&amp;&quot; A2XY&quot;" office:value-type="string" office:string-value="4x185 A2XY" calcext:value-type="string">
            <text:p>4x185 A2XY</text:p>
          </table:table-cell>
          <table:table-cell table:number-columns-repeated="6"/>
          <table:table-cell office:value-type="string" calcext:value-type="string">
            <text:p>4x185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17]/[.A1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18]&amp;&quot; A2XY&quot;" office:value-type="string" office:string-value="4x240 A2XY" calcext:value-type="string">
            <text:p>4x240 A2XY</text:p>
          </table:table-cell>
          <table:table-cell table:number-columns-repeated="6"/>
          <table:table-cell office:value-type="string" calcext:value-type="string">
            <text:p>4x24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18]/[.A1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19]&amp;&quot; A2XY&quot;" office:value-type="string" office:string-value="4x300 A2XY" calcext:value-type="string">
            <text:p>4x300 A2XY</text:p>
          </table:table-cell>
          <table:table-cell table:number-columns-repeated="6"/>
          <table:table-cell office:value-type="string" calcext:value-type="string">
            <text:p>4x300 A2XY</text:p>
          </table:table-cell>
          <table:table-cell office:value-type="string" calcext:value-type="string">
            <text:p>Aluminium XLPE Cables</text:p>
          </table:table-cell>
          <table:table-cell office:value-type="string" calcext:value-type="string">
            <text:p>4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19]/[.A1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120]&amp;&quot; 2XWY&quot;" office:value-type="string" office:string-value="2x1.5 2XWY" calcext:value-type="string">
            <text:p>2x1.5 2XW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20]-[.F120]*2-[.G120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1.5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.5" calcext:value-type="float">
            <text:p>1.5</text:p>
          </table:table-cell>
          <table:table-cell table:formula="of:=ROUND([.B120]/[.A1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0]*[.G120]*[.I120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21]&amp;&quot; 2XWY&quot;" office:value-type="string" office:string-value="2x2.5 2XWY" calcext:value-type="string">
            <text:p>2x2.5 2XW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21]-[.F121]*2-[.G121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2.5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.5" calcext:value-type="float">
            <text:p>2.5</text:p>
          </table:table-cell>
          <table:table-cell table:formula="of:=ROUND([.B121]/[.A1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1]*[.G121]*[.I121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22]&amp;&quot; 2XWY&quot;" office:value-type="string" office:string-value="2x4 2XWY" calcext:value-type="string">
            <text:p>2x4 2XW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22]-[.F122]*2-[.G122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4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22]/[.A1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22]*[.G122]*[.I12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3]&amp;&quot; 2XWY&quot;" office:value-type="string" office:string-value="2x6 2XWY" calcext:value-type="string">
            <text:p>2x6 2XW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23]-[.F123]*2-[.G123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6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23]/[.A1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23]*[.G123]*[.I123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24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24]-[.F124]*2-[.G124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10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24]/[.A1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24]*[.G124]*[.I124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25]&amp;&quot; 2XFY&quot;" office:value-type="string" office:string-value="2x16 2XFY" calcext:value-type="string">
            <text:p>2x16 2XF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25]-[.F125]*2-[.G125]"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6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25]/[.A1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25]*[.G125]*[.I125])" office:value-type="float" office:value="36" calcext:value-type="float">
            <text:p>3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26]&amp;&quot; 2XFY&quot;" office:value-type="string" office:string-value="2x25 2XFY" calcext:value-type="string">
            <text:p>2x25 2XF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26]-[.F126]*2-[.G126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26]/[.A1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26]*[.G126]*[.I126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27]&amp;&quot; 2XFY&quot;" office:value-type="string" office:string-value="2x35 2XFY" calcext:value-type="string">
            <text:p>2x35 2XF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27]-[.F127]*2-[.G127]"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3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27]/[.A1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27]*[.G127]*[.I127])" office:value-type="float" office:value="46" calcext:value-type="float">
            <text:p>4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28]&amp;&quot; 2XFY&quot;" office:value-type="string" office:string-value="2x50 2XFY" calcext:value-type="string">
            <text:p>2x50 2XF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28]-[.F128]*2-[.G128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28]/[.A1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28]*[.G128]*[.I128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29]&amp;&quot; 2XFY&quot;" office:value-type="string" office:string-value="2x70 2XFY" calcext:value-type="string">
            <text:p>2x70 2XF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29]-[.F129]*2-[.G129]"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7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29]/[.A1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29]*[.G129]*[.I129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30]&amp;&quot; 2XFY&quot;" office:value-type="string" office:string-value="2x95 2XFY" calcext:value-type="string">
            <text:p>2x95 2XF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30]-[.F130]*2-[.G130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9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30]/[.A1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0]*[.G130]*[.I130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31]&amp;&quot; 2XFY&quot;" office:value-type="string" office:string-value="2x120 2XFY" calcext:value-type="string">
            <text:p>2x120 2XF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31]-[.F131]*2-[.G131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2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31]/[.A1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1]*[.G131]*[.I131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32]&amp;&quot; 2XFY&quot;" office:value-type="string" office:string-value="2x150 2XFY" calcext:value-type="string">
            <text:p>2x150 2XF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132]-[.F132]*2-[.G132]" office:value-type="float" office:value="30.76" calcext:value-type="float">
            <text:p>3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32]/[.A1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2]*[.G132]*[.I132])" office:value-type="float" office:value="77" calcext:value-type="float">
            <text:p>7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33]&amp;&quot; 2XFY&quot;" office:value-type="string" office:string-value="2x185 2XFY" calcext:value-type="string">
            <text:p>2x185 2XF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33]-[.F133]*2-[.G133]"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8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33]/[.A13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3]*[.G133]*[.I133])" office:value-type="float" office:value="84" calcext:value-type="float">
            <text:p>8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34]&amp;&quot; 2XFY&quot;" office:value-type="string" office:string-value="2x240 2XFY" calcext:value-type="string">
            <text:p>2x240 2XF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formula="of:=[.E134]-[.F134]*2-[.G134]"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4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34]/[.A13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34]*[.G134]*[.I134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35]&amp;&quot; 2XFY&quot;" office:value-type="string" office:string-value="2x300 2XFY" calcext:value-type="string">
            <text:p>2x300 2XF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formula="of:=[.E135]-[.F135]*2-[.G135]"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30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2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35]/[.A13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35]*[.G135]*[.I135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Default"/>
          <table:table-cell table:formula="of:=&quot;3x&quot;&amp;[.A136]&amp;&quot; 2XWY&quot;" office:value-type="string" office:string-value="3x1.5 2XWY" calcext:value-type="string">
            <text:p>3x1.5 2XW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36]-[.F136]*2-[.G136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1.5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.5" calcext:value-type="float">
            <text:p>1.5</text:p>
          </table:table-cell>
          <table:table-cell table:formula="of:=ROUND([.B136]/[.A1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6]*[.G136]*[.I136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Default"/>
          <table:table-cell table:formula="of:=&quot;3x&quot;&amp;[.A137]&amp;&quot; 2XWY&quot;" office:value-type="string" office:string-value="3x2.5 2XWY" calcext:value-type="string">
            <text:p>3x2.5 2XW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37]-[.F137]*2-[.G137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2.5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.5" calcext:value-type="float">
            <text:p>2.5</text:p>
          </table:table-cell>
          <table:table-cell table:formula="of:=ROUND([.B137]/[.A1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7]*[.G137]*[.I137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38]&amp;&quot; 2XWY&quot;" office:value-type="string" office:string-value="3x4 2XWY" calcext:value-type="string">
            <text:p>3x4 2XW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4" calcext:value-type="float">
            <text:p>1.4</text:p>
          </table:table-cell>
          <table:table-cell table:formula="of:=[.E138]-[.F138]*2-[.G138]" office:value-type="float" office:value="13.8" calcext:value-type="float">
            <text:p>13.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4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38]/[.A1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38]*[.G138]*[.I138])" office:value-type="float" office:value="48" calcext:value-type="float">
            <text:p>48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39]&amp;&quot; 2XWY&quot;" office:value-type="string" office:string-value="3x6 2XWY" calcext:value-type="string">
            <text:p>3x6 2XWY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.4" calcext:value-type="float">
            <text:p>1.4</text:p>
          </table:table-cell>
          <table:table-cell table:formula="of:=[.E139]-[.F139]*2-[.G139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6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39]/[.A1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39]*[.G139]*[.I139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40]&amp;&quot; 2XWY&quot;" office:value-type="string" office:string-value="3x10 2XWY" calcext:value-type="string">
            <text:p>3x10 2XW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.4" calcext:value-type="float">
            <text:p>1.4</text:p>
          </table:table-cell>
          <table:table-cell table:formula="of:=[.E140]-[.F140]*2-[.G140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10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40]/[.A1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40]*[.G140]*[.I140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41]&amp;&quot; 2XFY&quot;" office:value-type="string" office:string-value="3x16 2XFY" calcext:value-type="string">
            <text:p>3x16 2XF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41]-[.F141]*2-[.G141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6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41]/[.A1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41]*[.G141]*[.I141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42]&amp;&quot; 2XFY&quot;" office:value-type="string" office:string-value="3x25 2XFY" calcext:value-type="string">
            <text:p>3x25 2XF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42]-[.F142]*2-[.G142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2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42]/[.A1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42]*[.G142]*[.I14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43]&amp;&quot; 2XFY&quot;" office:value-type="string" office:string-value="3x35 2XFY" calcext:value-type="string">
            <text:p>3x35 2XF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43]-[.F143]*2-[.G143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3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43]/[.A1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43]*[.G143]*[.I14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44]&amp;&quot; 2XFY&quot;" office:value-type="string" office:string-value="3x50 2XFY" calcext:value-type="string">
            <text:p>3x50 2XF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44]-[.F144]*2-[.G144]"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44]/[.A1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44]*[.G144]*[.I14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45]&amp;&quot; 2XFY&quot;" office:value-type="string" office:string-value="3x70 2XFY" calcext:value-type="string">
            <text:p>3x70 2XF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45]-[.F145]*2-[.G145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7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45]/[.A1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45]*[.G145]*[.I145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46]&amp;&quot; 2XFY&quot;" office:value-type="string" office:string-value="3x95 2XFY" calcext:value-type="string">
            <text:p>3x95 2XF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46]-[.F146]*2-[.G146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9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46]/[.A14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6]*[.G146]*[.I146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47]&amp;&quot; 2XFY&quot;" office:value-type="string" office:string-value="3x120 2XFY" calcext:value-type="string">
            <text:p>3x120 2XF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147]-[.F147]*2-[.G147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2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47]/[.A14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7]*[.G147]*[.I147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48]&amp;&quot; 2XFY&quot;" office:value-type="string" office:string-value="3x150 2XFY" calcext:value-type="string">
            <text:p>3x150 2XF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48]-[.F148]*2-[.G148]" office:value-type="float" office:value="36.44" calcext:value-type="float">
            <text:p>36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48]/[.A14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8]*[.G148]*[.I148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49]&amp;&quot; 2XFY&quot;" office:value-type="string" office:string-value="3x185 2XFY" calcext:value-type="string">
            <text:p>3x185 2XF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49]-[.F149]*2-[.G149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8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49]/[.A14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9]*[.G149]*[.I149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50]&amp;&quot; 2XFY&quot;" office:value-type="string" office:string-value="3x240 2XFY" calcext:value-type="string">
            <text:p>3x240 2XF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formula="of:=[.E150]-[.F150]*2-[.G150]"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24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50]/[.A15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50]*[.G150]*[.I150])" office:value-type="float" office:value="115" calcext:value-type="float">
            <text:p>115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51]&amp;&quot; 2XFY&quot;" office:value-type="string" office:string-value="3x300 2XFY" calcext:value-type="string">
            <text:p>3x300 2XF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formula="of:=[.E151]-[.F151]*2-[.G151]" office:value-type="float" office:value="50.48" calcext:value-type="float">
            <text:p>50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30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51]/[.A15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51]*[.G151]*[.I151])" office:value-type="float" office:value="127" calcext:value-type="float">
            <text:p>127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52]&amp;&quot; 2XFY&quot;" office:value-type="string" office:string-value="3.5x25 2XFY" calcext:value-type="string">
            <text:p>3.5x25 2XF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52]-[.F152]*2-[.G152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2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52]/[.A152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52]*[.G152]*[.I152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153]&amp;&quot; 2XFY&quot;" office:value-type="string" office:string-value="3.5x35 2XFY" calcext:value-type="string">
            <text:p>3.5x35 2XF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53]-[.F153]*2-[.G153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3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53]/[.A153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53]*[.G153]*[.I153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154]&amp;&quot; 2XFY&quot;" office:value-type="string" office:string-value="3.5x50 2XFY" calcext:value-type="string">
            <text:p>3.5x50 2XF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54]-[.F154]*2-[.G154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54]/[.A1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54]*[.G154]*[.I154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155]&amp;&quot; 2XFY&quot;" office:value-type="string" office:string-value="3.5x70 2XFY" calcext:value-type="string">
            <text:p>3.5x70 2XF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55]-[.F155]*2-[.G155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7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55]/[.A1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55]*[.G155]*[.I155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56]&amp;&quot; 2XFY&quot;" office:value-type="string" office:string-value="3.5x95 2XFY" calcext:value-type="string">
            <text:p>3.5x95 2XF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56]-[.F156]*2-[.G156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9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56]/[.A156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6]*[.G156]*[.I156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57]&amp;&quot; 2XFY&quot;" office:value-type="string" office:string-value="3.5x120 2XFY" calcext:value-type="string">
            <text:p>3.5x120 2XF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157]-[.F157]*2-[.G157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12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57]/[.A157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7]*[.G157]*[.I157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58]&amp;&quot; 2XFY&quot;" office:value-type="string" office:string-value="3.5x150 2XFY" calcext:value-type="string">
            <text:p>3.5x150 2XF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58]-[.F158]*2-[.G158]" office:value-type="float" office:value="40.44" calcext:value-type="float">
            <text:p>40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1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58]/[.A158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8]*[.G158]*[.I158])" office:value-type="float" office:value="102" calcext:value-type="float">
            <text:p>102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59]&amp;&quot; 2XFY&quot;" office:value-type="string" office:string-value="3.5x185 2XFY" calcext:value-type="string">
            <text:p>3.5x185 2XF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formula="of:=[.E159]-[.F159]*2-[.G159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18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59]/[.A159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9]*[.G159]*[.I159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60]&amp;&quot; 2XFY&quot;" office:value-type="string" office:string-value="3.5x240 2XFY" calcext:value-type="string">
            <text:p>3.5x240 2XF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formula="of:=[.E160]-[.F160]*2-[.G160]"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24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60]/[.A160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60]*[.G160]*[.I160])" office:value-type="float" office:value="125" calcext:value-type="float">
            <text:p>125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61]&amp;&quot; 2XFY&quot;" office:value-type="string" office:string-value="3.5x300 2XFY" calcext:value-type="string">
            <text:p>3.5x300 2XF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formula="of:=[.E161]-[.F161]*2-[.G161]" office:value-type="float" office:value="55.48" calcext:value-type="float">
            <text:p>55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30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3.5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61]/[.A16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61]*[.G161]*[.I161])" office:value-type="float" office:value="139" calcext:value-type="float">
            <text:p>13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162]&amp;&quot; 2XWY&quot;" office:value-type="string" office:string-value="4x1.5 2XWY" calcext:value-type="string">
            <text:p>4x1.5 2XW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62]-[.F162]*2-[.G162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x1.5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.5" calcext:value-type="float">
            <text:p>1.5</text:p>
          </table:table-cell>
          <table:table-cell table:formula="of:=ROUND([.B162]/[.A1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2]*[.G162]*[.I162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63]&amp;&quot; 2XWY&quot;" office:value-type="string" office:string-value="4x2.5 2XWY" calcext:value-type="string">
            <text:p>4x2.5 2XW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63]-[.F163]*2-[.G163]" office:value-type="float" office:value="12.12" calcext:value-type="float">
            <text:p>12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x2.5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.5" calcext:value-type="float">
            <text:p>2.5</text:p>
          </table:table-cell>
          <table:table-cell table:formula="of:=ROUND([.B163]/[.A1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3]*[.G163]*[.I163])" office:value-type="float" office:value="42" calcext:value-type="float">
            <text:p>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64]&amp;&quot; 2XWY&quot;" office:value-type="string" office:string-value="4x4 2XWY" calcext:value-type="string">
            <text:p>4x4 2XW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64]-[.F164]*2-[.G164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x4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64]/[.A1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64]*[.G164]*[.I164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65]&amp;&quot; 2XWY&quot;" office:value-type="string" office:string-value="4x6 2XWY" calcext:value-type="string">
            <text:p>4x6 2XW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65]-[.F165]*2-[.G165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x6 2XW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65]/[.A1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65]*[.G165]*[.I165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66]&amp;&quot; 2XFY&quot;" office:value-type="string" office:string-value="4x10 2XFY" calcext:value-type="string">
            <text:p>4x10 2XF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66]-[.F166]*2-[.G166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1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66]/[.A1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66]*[.G166]*[.I166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67]&amp;&quot; 2XFY&quot;" office:value-type="string" office:string-value="4x16 2XFY" calcext:value-type="string">
            <text:p>4x16 2XF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67]-[.F167]*2-[.G167]"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6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67]/[.A1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67]*[.G167]*[.I167])" office:value-type="float" office:value="46" calcext:value-type="float">
            <text:p>4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68]&amp;&quot; 2XFY&quot;" office:value-type="string" office:string-value="4x25 2XFY" calcext:value-type="string">
            <text:p>4x25 2XF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68]-[.F168]*2-[.G168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2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68]/[.A1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68]*[.G168]*[.I168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69]&amp;&quot; 2XFY&quot;" office:value-type="string" office:string-value="4x35 2XFY" calcext:value-type="string">
            <text:p>4x35 2XF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69]-[.F169]*2-[.G169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3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69]/[.A16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69]*[.G169]*[.I169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70]&amp;&quot; 2XFY&quot;" office:value-type="string" office:string-value="4x50 2XFY" calcext:value-type="string">
            <text:p>4x50 2XF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70]-[.F170]*2-[.G170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70]/[.A17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70]*[.G170]*[.I170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71]&amp;&quot; 2XFY&quot;" office:value-type="string" office:string-value="4x70 2XFY" calcext:value-type="string">
            <text:p>4x70 2XF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71]-[.F171]*2-[.G171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7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71]/[.A17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71]*[.G171]*[.I171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72]&amp;&quot; 2XFY&quot;" office:value-type="string" office:string-value="4x95 2XFY" calcext:value-type="string">
            <text:p>4x95 2XF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172]-[.F172]*2-[.G172]" office:value-type="float" office:value="35.76" calcext:value-type="float">
            <text:p>35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9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72]/[.A17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2]*[.G172]*[.I172])" office:value-type="float" office:value="90" calcext:value-type="float">
            <text:p>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73]&amp;&quot; 2XFY&quot;" office:value-type="string" office:string-value="4x120 2XFY" calcext:value-type="string">
            <text:p>4x120 2XF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73]-[.F173]*2-[.G173]" office:value-type="float" office:value="38.44" calcext:value-type="float">
            <text:p>38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2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73]/[.A17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3]*[.G173]*[.I173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74]&amp;&quot; 2XFY&quot;" office:value-type="string" office:string-value="4x150 2XFY" calcext:value-type="string">
            <text:p>4x150 2XF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74]-[.F174]*2-[.G174]" office:value-type="float" office:value="43.44" calcext:value-type="float">
            <text:p>43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5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74]/[.A17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4]*[.G174]*[.I174])" office:value-type="float" office:value="109" calcext:value-type="float">
            <text:p>10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75]&amp;&quot; 2XFY&quot;" office:value-type="string" office:string-value="4x185 2XFY" calcext:value-type="string">
            <text:p>4x185 2XF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formula="of:=[.E175]-[.F175]*2-[.G175]" office:value-type="float" office:value="47.12" calcext:value-type="float">
            <text:p>47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85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75]/[.A17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5]*[.G175]*[.I175])" office:value-type="float" office:value="118" calcext:value-type="float">
            <text:p>11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76]&amp;&quot; 2XFY&quot;" office:value-type="string" office:string-value="4x240 2XFY" calcext:value-type="string">
            <text:p>4x240 2XF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formula="of:=[.E176]-[.F176]*2-[.G176]" office:value-type="float" office:value="53.48" calcext:value-type="float">
            <text:p>53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24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76]/[.A17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76]*[.G176]*[.I176])" office:value-type="float" office:value="134" calcext:value-type="float">
            <text:p>13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77]&amp;&quot; 2XFY&quot;" office:value-type="string" office:string-value="4x300 2XFY" calcext:value-type="string">
            <text:p>4x300 2XFY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formula="of:=[.E177]-[.F177]*2-[.G177]" office:value-type="float" office:value="61.16" calcext:value-type="float">
            <text:p>61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300 2XFY</text:p>
          </table:table-cell>
          <table:table-cell office:value-type="string" calcext:value-type="string">
            <text:p>Copper XLPE Cables Armoured</text:p>
          </table:table-cell>
          <table:table-cell office:value-type="string" calcext:value-type="string">
            <text:p>4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77]/[.A17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77]*[.G177]*[.I177])" office:value-type="float" office:value="154" calcext:value-type="float">
            <text:p>154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178]&amp;&quot; A2XFY&quot;" office:value-type="string" office:string-value="2x4 A2XFY" calcext:value-type="string">
            <text:p>2x4 A2XF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78]-[.F178]*2-[.G178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4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4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78]/[.A1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78]*[.G178]*[.I178])" office:value-type="float" office:value="49" calcext:value-type="float">
            <text:p>49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179]&amp;&quot; A2XFY&quot;" office:value-type="string" office:string-value="2x6 A2XFY" calcext:value-type="string">
            <text:p>2x6 A2XF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79]-[.F179]*2-[.G179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6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79]/[.A1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79]*[.G179]*[.I179])" office:value-type="float" office:value="52" calcext:value-type="float">
            <text:p>52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180]&amp;&quot; A2XFY&quot;" office:value-type="string" office:string-value="2x10 A2XFY" calcext:value-type="string">
            <text:p>2x10 A2XF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180]-[.F180]*2-[.G180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2x1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1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80]/[.A1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80]*[.G180]*[.I180])" office:value-type="float" office:value="56" calcext:value-type="float">
            <text:p>56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181]&amp;&quot; A2XFY&quot;" office:value-type="string" office:string-value="2x16 A2XFY" calcext:value-type="string">
            <text:p>2x16 A2XF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81]-[.F181]*2-[.G181]"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6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81]/[.A1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81]*[.G181]*[.I181])" office:value-type="float" office:value="36" calcext:value-type="float">
            <text:p>36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182]&amp;&quot; A2XFY&quot;" office:value-type="string" office:string-value="2x25 A2XFY" calcext:value-type="string">
            <text:p>2x25 A2XF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82]-[.F182]*2-[.G182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82]/[.A18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82]*[.G182]*[.I182])" office:value-type="float" office:value="41" calcext:value-type="float">
            <text:p>41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183]&amp;&quot; A2XFY&quot;" office:value-type="string" office:string-value="2x35 A2XFY" calcext:value-type="string">
            <text:p>2x35 A2XF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83]-[.F183]*2-[.G183]"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3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83]/[.A18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83]*[.G183]*[.I183])" office:value-type="float" office:value="46" calcext:value-type="float">
            <text:p>46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184]&amp;&quot; A2XFY&quot;" office:value-type="string" office:string-value="2x50 A2XFY" calcext:value-type="string">
            <text:p>2x50 A2XF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84]-[.F184]*2-[.G184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84]/[.A18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84]*[.G184]*[.I184])" office:value-type="float" office:value="54" calcext:value-type="float">
            <text:p>54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185]&amp;&quot; A2XFY&quot;" office:value-type="string" office:string-value="2x70 A2XFY" calcext:value-type="string">
            <text:p>2x70 A2XF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85]-[.F185]*2-[.G185]"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7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85]/[.A18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85]*[.G185]*[.I185])" office:value-type="float" office:value="58" calcext:value-type="float">
            <text:p>58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186]&amp;&quot; A2XFY&quot;" office:value-type="string" office:string-value="2x95 A2XFY" calcext:value-type="string">
            <text:p>2x95 A2XF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86]-[.F186]*2-[.G186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9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186]/[.A18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6]*[.G186]*[.I186])" office:value-type="float" office:value="66" calcext:value-type="float">
            <text:p>66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187]&amp;&quot; A2XFY&quot;" office:value-type="string" office:string-value="2x120 A2XFY" calcext:value-type="string">
            <text:p>2x120 A2XF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87]-[.F187]*2-[.G187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2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187]/[.A18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7]*[.G187]*[.I187])" office:value-type="float" office:value="71" calcext:value-type="float">
            <text:p>71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188]&amp;&quot; A2XFY&quot;" office:value-type="string" office:string-value="2x150 A2XFY" calcext:value-type="string">
            <text:p>2x150 A2XF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188]-[.F188]*2-[.G188]" office:value-type="float" office:value="30.76" calcext:value-type="float">
            <text:p>3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188]/[.A18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8]*[.G188]*[.I188])" office:value-type="float" office:value="77" calcext:value-type="float">
            <text:p>77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189]&amp;&quot; A2XFY&quot;" office:value-type="string" office:string-value="2x185 A2XFY" calcext:value-type="string">
            <text:p>2x185 A2XF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189]-[.F189]*2-[.G189]"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8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189]/[.A18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9]*[.G189]*[.I189])" office:value-type="float" office:value="84" calcext:value-type="float">
            <text:p>84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190]&amp;&quot; A2XFY&quot;" office:value-type="string" office:string-value="2x240 A2XFY" calcext:value-type="string">
            <text:p>2x240 A2XF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formula="of:=[.E190]-[.F190]*2-[.G190]"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4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190]/[.A19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90]*[.G190]*[.I190])" office:value-type="float" office:value="96" calcext:value-type="float">
            <text:p>96</text:p>
          </table:table-cell>
          <table:table-cell table:number-columns-repeated="43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191]&amp;&quot; A2XFY&quot;" office:value-type="string" office:string-value="2x300 A2XFY" calcext:value-type="string">
            <text:p>2x300 A2XF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formula="of:=[.E191]-[.F191]*2-[.G191]"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30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2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191]/[.A19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91]*[.G191]*[.I191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92]&amp;&quot; A2XWY&quot;" office:value-type="string" office:string-value="3x4 A2XWY" calcext:value-type="string">
            <text:p>3x4 A2XW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4" calcext:value-type="float">
            <text:p>1.4</text:p>
          </table:table-cell>
          <table:table-cell table:formula="of:=[.E192]-[.F192]*2-[.G192]" office:value-type="float" office:value="13.8" calcext:value-type="float">
            <text:p>13.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4 A2XW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4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192]/[.A1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92]*[.G192]*[.I192])" office:value-type="float" office:value="48" calcext:value-type="float">
            <text:p>48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93]&amp;&quot; A2XWY&quot;" office:value-type="string" office:string-value="3x6 A2XWY" calcext:value-type="string">
            <text:p>3x6 A2XWY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.4" calcext:value-type="float">
            <text:p>1.4</text:p>
          </table:table-cell>
          <table:table-cell table:formula="of:=[.E193]-[.F193]*2-[.G193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6 A2XW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193]/[.A1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93]*[.G193]*[.I19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94]&amp;&quot; A2XWY&quot;" office:value-type="string" office:string-value="3x10 A2XWY" calcext:value-type="string">
            <text:p>3x10 A2XW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.4" calcext:value-type="float">
            <text:p>1.4</text:p>
          </table:table-cell>
          <table:table-cell table:formula="of:=[.E194]-[.F194]*2-[.G194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3x10 A2XW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194]/[.A1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94]*[.G194]*[.I19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95]&amp;&quot; A2XFY&quot;" office:value-type="string" office:string-value="3x16 A2XFY" calcext:value-type="string">
            <text:p>3x16 A2XF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95]-[.F195]*2-[.G195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6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195]/[.A1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95]*[.G195]*[.I195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96]&amp;&quot; A2XFY&quot;" office:value-type="string" office:string-value="3x25 A2XFY" calcext:value-type="string">
            <text:p>3x25 A2XF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96]-[.F196]*2-[.G196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2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196]/[.A19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96]*[.G196]*[.I196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97]&amp;&quot; A2XFY&quot;" office:value-type="string" office:string-value="3x35 A2XFY" calcext:value-type="string">
            <text:p>3x35 A2XF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197]-[.F197]*2-[.G197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3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197]/[.A19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97]*[.G197]*[.I197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98]&amp;&quot; A2XFY&quot;" office:value-type="string" office:string-value="3x50 A2XFY" calcext:value-type="string">
            <text:p>3x50 A2XF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98]-[.F198]*2-[.G198]"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198]/[.A19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98]*[.G198]*[.I198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99]&amp;&quot; A2XFY&quot;" office:value-type="string" office:string-value="3x70 A2XFY" calcext:value-type="string">
            <text:p>3x70 A2XF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199]-[.F199]*2-[.G199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7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199]/[.A19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99]*[.G199]*[.I199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00]&amp;&quot; A2XFY&quot;" office:value-type="string" office:string-value="3x95 A2XFY" calcext:value-type="string">
            <text:p>3x95 A2XF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200]-[.F200]*2-[.G200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9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200]/[.A20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0]*[.G200]*[.I200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01]&amp;&quot; A2XFY&quot;" office:value-type="string" office:string-value="3x120 A2XFY" calcext:value-type="string">
            <text:p>3x120 A2XF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201]-[.F201]*2-[.G201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2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201]/[.A20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1]*[.G201]*[.I201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02]&amp;&quot; A2XFY&quot;" office:value-type="string" office:string-value="3x150 A2XFY" calcext:value-type="string">
            <text:p>3x150 A2XF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202]-[.F202]*2-[.G202]" office:value-type="float" office:value="36.44" calcext:value-type="float">
            <text:p>36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202]/[.A20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2]*[.G202]*[.I202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03]&amp;&quot; A2XFY&quot;" office:value-type="string" office:string-value="3x185 A2XFY" calcext:value-type="string">
            <text:p>3x185 A2XF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203]-[.F203]*2-[.G203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18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203]/[.A20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3]*[.G203]*[.I203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04]&amp;&quot; A2XFY&quot;" office:value-type="string" office:string-value="3x240 A2XFY" calcext:value-type="string">
            <text:p>3x240 A2XF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formula="of:=[.E204]-[.F204]*2-[.G204]"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24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204]/[.A20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04]*[.G204]*[.I204])" office:value-type="float" office:value="115" calcext:value-type="float">
            <text:p>115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05]&amp;&quot; A2XFY&quot;" office:value-type="string" office:string-value="3x300 A2XFY" calcext:value-type="string">
            <text:p>3x300 A2XF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formula="of:=[.E205]-[.F205]*2-[.G205]" office:value-type="float" office:value="50.48" calcext:value-type="float">
            <text:p>50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30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205]/[.A20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05]*[.G205]*[.I205])" office:value-type="float" office:value="127" calcext:value-type="float">
            <text:p>127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06]&amp;&quot; A2XFY&quot;" office:value-type="string" office:string-value="3.5x25 A2XFY" calcext:value-type="string">
            <text:p>3.5x25 A2XF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206]-[.F206]*2-[.G206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2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206]/[.A20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06]*[.G206]*[.I206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07]&amp;&quot; A2XFY&quot;" office:value-type="string" office:string-value="3.5x35 A2XFY" calcext:value-type="string">
            <text:p>3.5x35 A2XF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207]-[.F207]*2-[.G207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3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207]/[.A20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07]*[.G207]*[.I207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08]&amp;&quot; A2XFY&quot;" office:value-type="string" office:string-value="3.5x50 A2XFY" calcext:value-type="string">
            <text:p>3.5x50 A2XF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208]-[.F208]*2-[.G208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208]/[.A20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08]*[.G208]*[.I208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09]&amp;&quot; A2XFY&quot;" office:value-type="string" office:string-value="3.5x70 A2XFY" calcext:value-type="string">
            <text:p>3.5x70 A2XF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209]-[.F209]*2-[.G209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7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209]/[.A20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09]*[.G209]*[.I209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10]&amp;&quot; A2XFY&quot;" office:value-type="string" office:string-value="3.5x95 A2XFY" calcext:value-type="string">
            <text:p>3.5x95 A2XF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210]-[.F210]*2-[.G210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9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210]/[.A21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0]*[.G210]*[.I210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11]&amp;&quot; A2XFY&quot;" office:value-type="string" office:string-value="3.5x120 A2XFY" calcext:value-type="string">
            <text:p>3.5x120 A2XF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211]-[.F211]*2-[.G211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12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211]/[.A21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1]*[.G211]*[.I211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12]&amp;&quot; A2XFY&quot;" office:value-type="string" office:string-value="3.5x150 A2XFY" calcext:value-type="string">
            <text:p>3.5x150 A2XF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212]-[.F212]*2-[.G212]" office:value-type="float" office:value="40.44" calcext:value-type="float">
            <text:p>40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1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212]/[.A21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2]*[.G212]*[.I212])" office:value-type="float" office:value="102" calcext:value-type="float">
            <text:p>102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13]&amp;&quot; A2XFY&quot;" office:value-type="string" office:string-value="3.5x185 A2XFY" calcext:value-type="string">
            <text:p>3.5x185 A2XF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formula="of:=[.E213]-[.F213]*2-[.G213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18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213]/[.A21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3]*[.G213]*[.I213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14]&amp;&quot; A2XFY&quot;" office:value-type="string" office:string-value="3.5x240 A2XFY" calcext:value-type="string">
            <text:p>3.5x240 A2XF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formula="of:=[.E214]-[.F214]*2-[.G214]"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24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214]/[.A21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14]*[.G214]*[.I214])" office:value-type="float" office:value="125" calcext:value-type="float">
            <text:p>125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15]&amp;&quot; A2XFY&quot;" office:value-type="string" office:string-value="3.5x300 A2XFY" calcext:value-type="string">
            <text:p>3.5x300 A2XF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formula="of:=[.E215]-[.F215]*2-[.G215]" office:value-type="float" office:value="55.48" calcext:value-type="float">
            <text:p>55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x30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3.5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215]/[.A21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15]*[.G215]*[.I215])" office:value-type="float" office:value="139" calcext:value-type="float">
            <text:p>13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216]&amp;&quot; A2XWY&quot;" office:value-type="string" office:string-value="4x4 A2XWY" calcext:value-type="string">
            <text:p>4x4 A2XW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216]-[.F216]*2-[.G216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x4 A2XW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4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4" calcext:value-type="float">
            <text:p>4</text:p>
          </table:table-cell>
          <table:table-cell table:formula="of:=ROUND([.B216]/[.A2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216]*[.G216]*[.I216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217]&amp;&quot; A2XWY&quot;" office:value-type="string" office:string-value="4x6 A2XWY" calcext:value-type="string">
            <text:p>4x6 A2XW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table:formula="of:=[.E217]-[.F217]*2-[.G217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x6 A2XW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6" calcext:value-type="float">
            <text:p>6</text:p>
          </table:table-cell>
          <table:table-cell table:formula="of:=ROUND([.B217]/[.A2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17]*[.G217]*[.I217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218]&amp;&quot; A2XWY&quot;" office:value-type="string" office:string-value="4x10 A2XWY" calcext:value-type="string">
            <text:p>4x10 A2XW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218]-[.F218]*2-[.G218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0 A2XW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0" calcext:value-type="float">
            <text:p>10</text:p>
          </table:table-cell>
          <table:table-cell table:formula="of:=ROUND([.B218]/[.A2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18]*[.G218]*[.I218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19]&amp;&quot; A2XFY&quot;" office:value-type="string" office:string-value="4x16 A2XFY" calcext:value-type="string">
            <text:p>4x16 A2XF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219]-[.F219]*2-[.G219]"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6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6" calcext:value-type="float">
            <text:p>16</text:p>
          </table:table-cell>
          <table:table-cell table:formula="of:=ROUND([.B219]/[.A2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19]*[.G219]*[.I219])" office:value-type="float" office:value="46" calcext:value-type="float">
            <text:p>4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20]&amp;&quot; A2XFY&quot;" office:value-type="string" office:string-value="4x25 A2XFY" calcext:value-type="string">
            <text:p>4x25 A2XF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220]-[.F220]*2-[.G220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2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5" calcext:value-type="float">
            <text:p>25</text:p>
          </table:table-cell>
          <table:table-cell table:formula="of:=ROUND([.B220]/[.A22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20]*[.G220]*[.I220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21]&amp;&quot; A2XFY&quot;" office:value-type="string" office:string-value="4x35 A2XFY" calcext:value-type="string">
            <text:p>4x35 A2XF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[.E221]-[.F221]*2-[.G221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3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5" calcext:value-type="float">
            <text:p>35</text:p>
          </table:table-cell>
          <table:table-cell table:formula="of:=ROUND([.B221]/[.A22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21]*[.G221]*[.I221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22]&amp;&quot; A2XFY&quot;" office:value-type="string" office:string-value="4x50 A2XFY" calcext:value-type="string">
            <text:p>4x50 A2XF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222]-[.F222]*2-[.G222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50" calcext:value-type="float">
            <text:p>50</text:p>
          </table:table-cell>
          <table:table-cell table:formula="of:=ROUND([.B222]/[.A22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22]*[.G222]*[.I222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23]&amp;&quot; A2XFY&quot;" office:value-type="string" office:string-value="4x70 A2XFY" calcext:value-type="string">
            <text:p>4x70 A2XF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56" calcext:value-type="float">
            <text:p>1.56</text:p>
          </table:table-cell>
          <table:table-cell office:value-type="float" office:value="0.8" calcext:value-type="float">
            <text:p>0.8</text:p>
          </table:table-cell>
          <table:table-cell table:formula="of:=[.E223]-[.F223]*2-[.G223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7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70" calcext:value-type="float">
            <text:p>70</text:p>
          </table:table-cell>
          <table:table-cell table:formula="of:=ROUND([.B223]/[.A22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23]*[.G223]*[.I223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24]&amp;&quot; A2XFY&quot;" office:value-type="string" office:string-value="4x95 A2XFY" calcext:value-type="string">
            <text:p>4x95 A2XF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table:formula="of:=[.E224]-[.F224]*2-[.G224]" office:value-type="float" office:value="35.76" calcext:value-type="float">
            <text:p>35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9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95" calcext:value-type="float">
            <text:p>95</text:p>
          </table:table-cell>
          <table:table-cell table:formula="of:=ROUND([.B224]/[.A22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4]*[.G224]*[.I224])" office:value-type="float" office:value="90" calcext:value-type="float">
            <text:p>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25]&amp;&quot; A2XFY&quot;" office:value-type="string" office:string-value="4x120 A2XFY" calcext:value-type="string">
            <text:p>4x120 A2XF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225]-[.F225]*2-[.G225]" office:value-type="float" office:value="38.44" calcext:value-type="float">
            <text:p>38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2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20" calcext:value-type="float">
            <text:p>120</text:p>
          </table:table-cell>
          <table:table-cell table:formula="of:=ROUND([.B225]/[.A22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5]*[.G225]*[.I225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26]&amp;&quot; A2XFY&quot;" office:value-type="string" office:string-value="4x150 A2XFY" calcext:value-type="string">
            <text:p>4x150 A2XF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88" calcext:value-type="float">
            <text:p>1.88</text:p>
          </table:table-cell>
          <table:table-cell office:value-type="float" office:value="0.8" calcext:value-type="float">
            <text:p>0.8</text:p>
          </table:table-cell>
          <table:table-cell table:formula="of:=[.E226]-[.F226]*2-[.G226]" office:value-type="float" office:value="43.44" calcext:value-type="float">
            <text:p>43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5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50" calcext:value-type="float">
            <text:p>150</text:p>
          </table:table-cell>
          <table:table-cell table:formula="of:=ROUND([.B226]/[.A22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6]*[.G226]*[.I226])" office:value-type="float" office:value="109" calcext:value-type="float">
            <text:p>10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27]&amp;&quot; A2XFY&quot;" office:value-type="string" office:string-value="4x185 A2XFY" calcext:value-type="string">
            <text:p>4x185 A2XF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formula="of:=[.E227]-[.F227]*2-[.G227]" office:value-type="float" office:value="47.12" calcext:value-type="float">
            <text:p>47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185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185" calcext:value-type="float">
            <text:p>185</text:p>
          </table:table-cell>
          <table:table-cell table:formula="of:=ROUND([.B227]/[.A22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7]*[.G227]*[.I227])" office:value-type="float" office:value="118" calcext:value-type="float">
            <text:p>11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28]&amp;&quot; A2XFY&quot;" office:value-type="string" office:string-value="4x240 A2XFY" calcext:value-type="string">
            <text:p>4x240 A2XF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formula="of:=[.E228]-[.F228]*2-[.G228]" office:value-type="float" office:value="53.48" calcext:value-type="float">
            <text:p>53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24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240" calcext:value-type="float">
            <text:p>240</text:p>
          </table:table-cell>
          <table:table-cell table:formula="of:=ROUND([.B228]/[.A22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28]*[.G228]*[.I228])" office:value-type="float" office:value="134" calcext:value-type="float">
            <text:p>13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29]&amp;&quot; A2XFY&quot;" office:value-type="string" office:string-value="4x300 A2XFY" calcext:value-type="string">
            <text:p>4x300 A2XFY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formula="of:=[.E229]-[.F229]*2-[.G229]" office:value-type="float" office:value="61.16" calcext:value-type="float">
            <text:p>61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300 A2XFY</text:p>
          </table:table-cell>
          <table:table-cell office:value-type="string" calcext:value-type="string">
            <text:p>Aluminium XLPE Cables Armoured</text:p>
          </table:table-cell>
          <table:table-cell office:value-type="string" calcext:value-type="string">
            <text:p>4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office:value-type="float" office:value="300" calcext:value-type="float">
            <text:p>300</text:p>
          </table:table-cell>
          <table:table-cell table:formula="of:=ROUND([.B229]/[.A22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29]*[.G229]*[.I229])" office:value-type="float" office:value="154" calcext:value-type="float">
            <text:p>154</text:p>
          </table:table-cell>
          <table:table-cell table:number-columns-repeated="43"/>
        </table:table-row>
        <table:table-row table:style-name="ro2" table:number-rows-repeated="4">
          <table:table-cell table:number-columns-repeated="4"/>
          <table:table-cell table:style-name="Default" table:number-columns-repeated="5"/>
          <table:table-cell table:number-columns-repeated="9"/>
          <table:table-cell table:style-name="ce3"/>
          <table:table-cell table:number-columns-repeated="45"/>
        </table:table-row>
        <table:table-row table:style-name="ro2" table:number-rows-repeated="30">
          <table:table-cell table:number-columns-repeated="18"/>
          <table:table-cell table:style-name="ce3"/>
          <table:table-cell table:number-columns-repeated="45"/>
        </table:table-row>
        <table:table-row table:style-name="ro2" table:number-rows-repeated="104831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01:24:45.905503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8T01:25:23.939318233</dc:date>
    <meta:editing-duration>PT4H56S</meta:editing-duration>
    <meta:editing-cycles>93</meta:editing-cycles>
    <meta:generator>LibreOffice/6.4.4.2$Linux_X86_64 LibreOffice_project/40$Build-2</meta:generator>
    <meta:document-statistic meta:table-count="1" meta:cell-count="3798" meta:object-count="0"/>
  </office:meta>
</office:document-meta>
</file>